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　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6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
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17">
          <table:table-cell table:style-name="ce21" office:value-type="float" office:value="41537">
            <text:p>2013-09-20</text:p>
          </table:table-cell>
          <table:table-cell table:style-name="ce22" office:value-type="string">
            <text:p>        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18">
          <table:table-cell table:style-name="ce21" office:value-type="float" office:value="41544">
            <text:p>2013-09-27</text:p>
          </table:table-cell>
          <table:table-cell table:style-name="ce22" office:value-type="string">
            <text:p>        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        [131025][PoRO] 蠱惑の刻 巨乳だるまっ娘・桃子 ～濡れもげ抉る切ない肢体～</text:p>
          </table:table-cell>
        </table:table-row>
        <table:table-row table:style-name="ro4">
          <table:table-cell table:style-name="ce21" office:value-type="float" office:value="41572">
            <text:p>2013-10-25</text:p>
          </table:table-cell>
          <table:table-cell table:style-name="ce22" office:value-type="string">
            <text:p>        [131025] 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 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 [ピンクパイナップル]かがち様お慰め奉ります ～寝取られ村淫夜噺～ THE ANIMATION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